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217cf4" officeooo:paragraph-rsid="00217cf4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4478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44780" officeooo:paragraph-rsid="00144780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4478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d0d93" officeooo:paragraph-rsid="000d0d93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0dac45" officeooo:paragraph-rsid="000dac45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0f3b2c" officeooo:paragraph-rsid="000f3b2c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f3b2c" officeooo:paragraph-rsid="001517a9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0f3d32" officeooo:paragraph-rsid="000f3d32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03f9b" officeooo:paragraph-rsid="00103f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c6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uno:</text:span> Luiz Eduardo Barros Coelho</text:p>
      <text:p text:style-name="P1"><text:span text:style-name="T1">Matrícula:</text:span> 20191014040039</text:p>
      <text:p text:style-name="P2"/>
      <text:p text:style-name="P4">Exercício – Aula 0<text:span text:style-name="T2">4</text:span></text:p>
      <text:p text:style-name="P2"/>
      <text:p text:style-name="P3">1.</text:p>
      <text:p text:style-name="P3">#include &lt;stdio.h&gt;<text:line-break/><text:line-break/>int main(int argc, char ** argv){<text:line-break/> <text:s/>int x[10];<text:line-break/> <text:s/>int i;<text:line-break/> <text:s/>for(i=0;i&lt;10;i++){<text:line-break/> <text:s text:c="3"/>scanf("%d", &amp;x[i]);<text:line-break/> <text:s/>}<text:line-break/> <text:s/>printf("Ordem direta\n");<text:line-break/> <text:s/>for(i=0;i&lt;10;i++){<text:line-break/> <text:s text:c="3"/>printf("%d ", x[i]);<text:line-break/> <text:s/>}<text:line-break/> <text:s/>printf("\nOrdem inversa\n");<text:line-break/> <text:s/>for(i=9;i&gt;=0;i--){<text:line-break/> <text:s text:c="3"/>printf("%d ", x[i]);<text:line-break/> <text:s/>}<text:line-break/> <text:s/>return 0;<text:line-break/>}<text:line-break/></text:p>
      <text:p text:style-name="P5">2.</text:p>
      <text:p text:style-name="P5">#include &lt;stdio.h&gt;<text:line-break/><text:line-break/>int main(int argc, char ** argv){<text:line-break/> <text:s/>int x[10], menor=0, maior=0, i;<text:line-break/> <text:s/>for(i=0;i&lt;10;i++)<text:line-break/> <text:s text:c="3"/>scanf("%d", &amp;x[i]);<text:line-break/><text:line-break/> <text:s/>for(i=0;i&lt;10;i++)<text:line-break/> <text:s text:c="3"/>if(x[i]&gt;maior)<text:line-break/> <text:s text:c="5"/>maior=x[i];<text:line-break/> <text:s text:c="5"/><text:line-break/> <text:s/>menor=maior;<text:line-break/><text:line-break/> <text:s/>for(i=0;i&lt;10;i++)<text:line-break/> <text:s text:c="3"/>if(x[i]&lt;menor)<text:line-break/> <text:s text:c="5"/>menor=x[i];<text:line-break/><text:line-break/> <text:s/>printf("Maior: %d\nMenor: %d\n", maior, menor);<text:line-break/> <text:s/>return 0;<text:line-break/>}<text:line-break/></text:p>
      <text:p text:style-name="P6">3.</text:p>
      <text:p text:style-name="P6"><text:soft-page-break/>#include &lt;stdio.h&gt;<text:line-break/><text:line-break/>int main(int argc, char ** argv){<text:line-break/> <text:s/>int x[4][4], i, j, menor=0, maior=0;<text:line-break/><text:line-break/> <text:s/>for(i=0;i&lt;4;i++)<text:line-break/> <text:s text:c="3"/>for(j=0;j&lt;4;j++)<text:line-break/> <text:s text:c="5"/>scanf("%d", &amp;x[i][j]);<text:line-break/><text:line-break/> <text:s/>for(i=0;i&lt;4;i++)<text:line-break/> <text:s text:c="3"/>for(j=0;j&lt;4;j++)<text:line-break/> <text:s text:c="5"/>if(x[i][j]&gt;maior)<text:line-break/> <text:s text:c="7"/>maior=x[i][j];<text:line-break/><text:line-break/> <text:s/>menor=maior;<text:line-break/><text:line-break/> <text:s/>for(i=0;i&lt;4;i++)<text:line-break/> <text:s text:c="3"/>for(j=0;j&lt;4;j++)<text:line-break/> <text:s text:c="5"/>if(x[i][j]&lt;menor)<text:line-break/> <text:s text:c="7"/>menor=x[i][j];<text:line-break/><text:line-break/> <text:s/>printf("Soma: %d\n", maior+menor);<text:line-break/> <text:s/>return 0;<text:line-break/>}<text:line-break/></text:p>
      <text:p text:style-name="P7">4.</text:p>
      <text:p text:style-name="P8">#include &lt;stdio.h&gt;</text:p>
      <text:p text:style-name="P8"/>
      <text:p text:style-name="P8">int main(int argc, char ** argv){</text:p>
      <text:p text:style-name="P8"><text:s text:c="2"/>int x[4][4], sum=0;</text:p>
      <text:p text:style-name="P8"><text:s text:c="2"/>for(int i=0;i&lt;4;i++)</text:p>
      <text:p text:style-name="P8"><text:s text:c="4"/>for(int j=0;j&lt;4;j++){</text:p>
      <text:p text:style-name="P8"><text:s text:c="6"/>scanf("%d", &amp;x[i][j]);</text:p>
      <text:p text:style-name="P8"><text:s text:c="6"/>sum+=(i==j?x[i][j]:0);</text:p>
      <text:p text:style-name="P8"><text:s text:c="4"/>}</text:p>
      <text:p text:style-name="P8"><text:s text:c="2"/>printf("%d\n", sum);</text:p>
      <text:p text:style-name="P8"><text:s text:c="2"/>return 0;</text:p>
      <text:p text:style-name="P8">}<text:line-break/></text:p>
      <text:p text:style-name="P9">5.</text:p>
      <text:p text:style-name="P9">#include &lt;stdio.h&gt;<text:line-break/><text:line-break/>int main(int argc, char ** argv){<text:line-break/> <text:s/>int x[4][4], y[4][4], z[4][4], i, j;<text:line-break/> <text:s/>for(i=0;i&lt;4;i++)<text:line-break/> <text:s text:c="3"/>for(j=0;j&lt;4;j++)<text:line-break/> <text:s text:c="5"/>scanf("%d", &amp;x[i][j]);<text:line-break/><text:line-break/> <text:s/>for(i=0;i&lt;4;i++)<text:line-break/><text:soft-page-break/> <text:s text:c="3"/>for(j=0;j&lt;4;j++)<text:line-break/> <text:s text:c="5"/>scanf("%d", &amp;y[i][j]);<text:line-break/><text:line-break/> <text:s/>for(i=0;i&lt;4;i++)<text:line-break/> <text:s text:c="3"/>for(j=0;j&lt;4;j++)<text:line-break/> <text:s text:c="5"/>z[i][j]=x[i][j]+y[i][j];<text:line-break/><text:line-break/> <text:s/>for(i=0;i&lt;4;i++){<text:line-break/> <text:s text:c="3"/>for(j=0;j&lt;4;j++)<text:line-break/> <text:s text:c="5"/>printf("%d ", z[i][j]);<text:line-break/> <text:s text:c="3"/>printf("\n");<text:line-break/> <text:s/>}<text:line-break/> <text:s/>return 0;<text:line-break/>}<text:line-break/></text:p>
      <text:p text:style-name="P10">6.</text:p>
      <text:p text:style-name="P10">#include &lt;stdio.h&gt;<text:line-break/><text:line-break/>int main(int argc, char ** argv){<text:line-break/> <text:s/>int x[4][4], y[4][4], z[4][4], i, j, p, cont, cont2, l=0, c=0;<text:line-break/> <text:s/>for(i=0;i&lt;4;i++)<text:line-break/> <text:s text:c="3"/>for(j=0;j&lt;4;j++)<text:line-break/> <text:s text:c="5"/>scanf("%d", &amp;x[i][j]);<text:line-break/><text:line-break/> <text:s/>for(i=0;i&lt;4;i++)<text:line-break/> <text:s text:c="3"/>for(j=0;j&lt;4;j++)<text:line-break/> <text:s text:c="5"/>scanf("%d", &amp;y[i][j]);<text:line-break/><text:line-break/> <text:s/>for(i=0;i&lt;4;i++)<text:line-break/> <text:s text:c="3"/>for(j=0;j&lt;4;j++)<text:line-break/> <text:s text:c="5"/>z[i][j]=0;<text:line-break/><text:line-break/> <text:s/>for(cont=1;cont&lt;=16;cont++){<text:line-break/> <text:s text:c="3"/>for(cont2=0;cont2&lt;4;cont2++)<text:line-break/> <text:s text:c="5"/>z[l][c]+=x[l][cont2]*y[cont2][c];<text:line-break/> <text:s text:c="3"/>c=(c&lt;3?++c:0);<text:line-break/> <text:s text:c="3"/>if(cont%4==0)<text:line-break/> <text:s text:c="5"/>l=(l==3?0:++l);<text:line-break/> <text:s/>}<text:line-break/><text:line-break/> <text:s/>for(i=0;i&lt;4;i++){<text:line-break/> <text:s text:c="3"/>for(j=0;j&lt;4;j++)<text:line-break/> <text:s text:c="5"/>printf("%d ", z[i][j]);<text:line-break/> <text:s text:c="3"/>printf("\n");<text:line-break/> <text:s/>}<text:line-break/> <text:s/>return 0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3-10T15:32:37.193000000</dc:date>
    <meta:editing-duration>PT53M21S</meta:editing-duration>
    <meta:editing-cycles>13</meta:editing-cycles>
    <meta:document-statistic meta:table-count="0" meta:image-count="0" meta:object-count="0" meta:page-count="3" meta:paragraph-count="25" meta:word-count="220" meta:character-count="2347" meta:non-whitespace-character-count="1816"/>
  </office:meta>
</office:document-meta>
</file>